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Standard" style:family="paragraph">
      <style:paragraph-properties fo:line-height="200%"/>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T8" style:parent-style-name="DefaultParagraphFont" style:family="text">
      <style:text-properties fo:font-style="italic" style:font-style-asian="italic" style:font-style-complex="italic"/>
    </style:style>
    <style:style style:name="T9" style:parent-style-name="DefaultParagraphFont" style:family="text">
      <style:text-properties fo:font-style="italic" style:font-style-asian="italic" style:font-style-complex="italic"/>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DefaultParagraphFont" style:family="text">
      <style:text-properties fo:font-style="italic" style:font-style-asian="italic" style:font-style-complex="italic"/>
    </style:style>
    <style:style style:name="P15" style:parent-style-name="Standard" style:family="paragraph">
      <style:paragraph-properties fo:line-height="200%"/>
    </style:style>
    <style:style style:name="T16" style:parent-style-name="DefaultParagraphFont" style:family="text">
      <style:text-properties fo:font-style="italic" style:font-style-asian="italic" style:font-style-complex="italic"/>
    </style:style>
    <style:style style:name="T17" style:parent-style-name="DefaultParagraphFont" style:family="text">
      <style:text-properties fo:font-style="italic" style:font-style-asian="italic" style:font-style-complex="italic"/>
    </style:style>
    <style:style style:name="P18" style:parent-style-name="Standard" style:family="paragraph">
      <style:paragraph-properties fo:line-height="200%"/>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P21" style:parent-style-name="Standard" style:family="paragraph">
      <style:paragraph-properties fo:line-height="200%"/>
    </style:style>
    <style:style style:name="T22" style:parent-style-name="DefaultParagraphFont" style:family="text">
      <style:text-properties fo:font-weight="bold" style:font-weight-asian="bold" style:font-weight-complex="bold"/>
    </style:style>
    <style:style style:name="P23" style:parent-style-name="Standard" style:family="paragraph">
      <style:paragraph-properties fo:line-height="200%"/>
    </style:style>
    <style:style style:name="P24" style:parent-style-name="Standard" style:family="paragraph">
      <style:paragraph-properties fo:line-height="200%"/>
    </style:style>
    <style:style style:name="T25" style:parent-style-name="DefaultParagraphFont" style:family="text">
      <style:text-properties fo:font-style="italic" style:font-style-asian="italic" style:font-style-complex="italic"/>
    </style:style>
    <style:style style:name="T26" style:parent-style-name="DefaultParagraphFont" style:family="text">
      <style:text-properties fo:font-style="italic" style:font-style-asian="italic" style:font-style-complex="italic"/>
    </style:style>
    <style:style style:name="P27" style:parent-style-name="Standard" style:family="paragraph">
      <style:paragraph-properties fo:line-height="200%"/>
    </style:style>
    <style:style style:name="T28" style:parent-style-name="DefaultParagraphFont" style:family="text">
      <style:text-properties fo:font-style="italic" style:font-style-asian="italic" style:font-style-complex="italic"/>
    </style:style>
    <style:style style:name="T29" style:parent-style-name="DefaultParagraphFont" style:family="text">
      <style:text-properties fo:font-style="italic" style:font-style-asian="italic" style:font-style-complex="italic"/>
    </style:style>
    <style:style style:name="T30" style:parent-style-name="DefaultParagraphFont" style:family="text">
      <style:text-properties fo:font-style="italic" style:font-style-asian="italic" style:font-style-complex="italic"/>
    </style:style>
    <style:style style:name="T31" style:parent-style-name="DefaultParagraphFont" style:family="text">
      <style:text-properties fo:font-style="italic" style:font-style-asian="italic" style:font-style-complex="italic"/>
    </style:style>
    <style:style style:name="P32" style:parent-style-name="Standard" style:family="paragraph">
      <style:paragraph-properties fo:line-height="200%"/>
    </style:style>
    <style:style style:name="T33" style:parent-style-name="DefaultParagraphFont" style:family="text">
      <style:text-properties fo:font-weight="bold" style:font-weight-asian="bold" style:font-weight-complex="bold"/>
    </style:style>
    <style:style style:name="P34" style:parent-style-name="Standard" style:family="paragraph">
      <style:paragraph-properties fo:line-height="200%"/>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tyle="italic" style:font-style-asian="italic" style:font-style-complex="italic"/>
    </style:style>
    <style:style style:name="T42" style:parent-style-name="DefaultParagraphFont" style:family="text">
      <style:text-properties fo:font-style="italic" style:font-style-asian="italic" style:font-style-complex="italic"/>
    </style:style>
    <style:style style:name="P43" style:parent-style-name="Standard" style:family="paragraph">
      <style:paragraph-properties fo:line-height="200%"/>
    </style:style>
    <style:style style:name="T44" style:parent-style-name="DefaultParagraphFont" style:family="text">
      <style:text-properties fo:font-style="italic" style:font-style-asian="italic"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P47" style:parent-style-name="Standard" style:family="paragraph">
      <style:paragraph-properties fo:line-height="200%"/>
    </style:style>
    <style:style style:name="T48" style:parent-style-name="DefaultParagraphFont" style:family="text">
      <style:text-properties fo:font-style="italic" style:font-style-asian="italic" style:font-style-complex="italic"/>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font-style-complex="italic"/>
    </style:style>
    <style:style style:name="P51" style:parent-style-name="Standard" style:family="paragraph">
      <style:paragraph-properties fo:line-height="200%"/>
    </style:style>
    <style:style style:name="T52" style:parent-style-name="DefaultParagraphFont" style:family="text">
      <style:text-properties fo:font-style="italic" style:font-style-asian="italic" style:font-style-complex="italic"/>
    </style:style>
    <style:style style:name="P53" style:parent-style-name="Standard" style:family="paragraph">
      <style:paragraph-properties fo:line-height="200%"/>
    </style:style>
    <style:style style:name="P54" style:parent-style-name="Standard" style:family="paragraph">
      <style:paragraph-properties fo:line-height="200%"/>
    </style:style>
    <style:style style:name="P55" style:parent-style-name="Standard" style:family="paragraph">
      <style:paragraph-properties fo:line-height="200%"/>
      <style:text-properties fo:font-weight="bold" style:font-weight-asian="bold" style:font-weight-complex="bold"/>
    </style:style>
    <style:style style:name="P56" style:parent-style-name="Standard" style:family="paragraph">
      <style:paragraph-properties fo:line-height="200%" fo:text-indent="0.5in">
        <style:tab-stops>
          <style:tab-stop style:type="left" style:position="0.4923in"/>
        </style:tab-stops>
      </style:paragraph-properties>
    </style:style>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style:font-style-complex="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P63" style:parent-style-name="Standard" style:family="paragraph">
      <style:paragraph-properties fo:line-height="200%" fo:text-indent="0.5in">
        <style:tab-stops>
          <style:tab-stop style:type="left" style:position="0.4923in"/>
        </style:tab-stops>
      </style:paragraph-properties>
    </style:style>
    <style:style style:name="P64" style:parent-style-name="Standard" style:family="paragraph">
      <style:paragraph-properties fo:line-height="200%" fo:text-indent="0.5in">
        <style:tab-stops>
          <style:tab-stop style:type="left" style:position="0.4923in"/>
        </style:tab-stops>
      </style:paragraph-properties>
    </style:style>
    <style:style style:name="T65" style:parent-style-name="DefaultParagraphFont" style:family="text">
      <style:text-properties fo:font-style="italic" style:font-style-asian="italic" style:font-style-complex="italic"/>
    </style:style>
    <style:style style:name="T66" style:parent-style-name="DefaultParagraphFont" style:family="text">
      <style:text-properties fo:font-style="italic" style:font-style-asian="italic" style:font-style-complex="italic"/>
    </style:style>
    <style:style style:name="T67" style:parent-style-name="DefaultParagraphFont" style:family="text">
      <style:text-properties fo:font-style="italic" style:font-style-asian="italic" style:font-style-complex="italic"/>
    </style:style>
    <style:style style:name="T68" style:parent-style-name="DefaultParagraphFont" style:family="text">
      <style:text-properties fo:font-style="italic" style:font-style-asian="italic" style:font-style-complex="italic"/>
    </style:style>
    <style:style style:name="P69" style:parent-style-name="Standard" style:family="paragraph">
      <style:paragraph-properties fo:line-height="200%" fo:text-indent="0.5in">
        <style:tab-stops>
          <style:tab-stop style:type="left" style:position="0.4923in"/>
        </style:tab-stops>
      </style:paragraph-properties>
    </style:style>
    <style:style style:name="P70" style:parent-style-name="Standard" style:family="paragraph">
      <style:paragraph-properties fo:line-height="200%" fo:text-indent="0.5in">
        <style:tab-stops>
          <style:tab-stop style:type="left" style:position="0.4923in"/>
        </style:tab-stops>
      </style:paragraph-properties>
    </style:style>
    <style:style style:name="P71" style:parent-style-name="Standard" style:family="paragraph">
      <style:paragraph-properties fo:line-height="200%" fo:text-indent="0.5in">
        <style:tab-stops>
          <style:tab-stop style:type="left" style:position="0.4923in"/>
        </style:tab-stops>
      </style:paragraph-properties>
    </style:style>
    <style:style style:name="P72" style:parent-style-name="Standard" style:family="paragraph">
      <style:paragraph-properties fo:line-height="200%" fo:text-indent="0.5in">
        <style:tab-stops>
          <style:tab-stop style:type="left" style:position="0.4923in"/>
        </style:tab-stops>
      </style:paragraph-properties>
    </style:style>
    <style:style style:name="P73" style:parent-style-name="Standard" style:family="paragraph">
      <style:paragraph-properties fo:line-height="200%" fo:text-indent="0.5in">
        <style:tab-stops>
          <style:tab-stop style:type="left" style:position="0.4923in"/>
        </style:tab-stops>
      </style:paragraph-properties>
    </style:style>
    <style:style style:name="P74" style:parent-style-name="Standard" style:family="paragraph">
      <style:paragraph-properties fo:line-height="200%" fo:text-indent="0.5in">
        <style:tab-stops>
          <style:tab-stop style:type="left" style:position="0.4923in"/>
        </style:tab-stops>
      </style:paragraph-properties>
    </style:style>
    <style:style style:name="P75" style:parent-style-name="Standard" style:family="paragraph">
      <style:paragraph-properties fo:line-height="200%" fo:text-indent="0.5in">
        <style:tab-stops>
          <style:tab-stop style:type="left" style:position="0.4923in"/>
        </style:tab-stops>
      </style:paragraph-properties>
    </style:style>
    <style:style style:name="P76" style:parent-style-name="Standard" style:family="paragraph">
      <style:paragraph-properties fo:line-height="200%" fo:text-indent="0.5in">
        <style:tab-stops>
          <style:tab-stop style:type="left" style:position="0.4923in"/>
        </style:tab-stops>
      </style:paragraph-properties>
    </style:style>
    <style:style style:name="P77" style:parent-style-name="Standard" style:family="paragraph">
      <style:paragraph-properties fo:line-height="200%" fo:text-indent="0.5in">
        <style:tab-stops>
          <style:tab-stop style:type="left" style:position="0.4923in"/>
        </style:tab-stops>
      </style:paragraph-properties>
    </style:style>
    <style:style style:name="P78" style:parent-style-name="Standard" style:family="paragraph">
      <style:paragraph-properties fo:line-height="200%" fo:text-indent="0.5in">
        <style:tab-stops>
          <style:tab-stop style:type="left" style:position="0.4923in"/>
        </style:tab-stops>
      </style:paragraph-properties>
    </style:style>
    <style:style style:name="P79" style:parent-style-name="Standard" style:family="paragraph">
      <style:paragraph-properties fo:line-height="200%" fo:text-indent="0.5in">
        <style:tab-stops>
          <style:tab-stop style:type="left" style:position="0.4923in"/>
        </style:tab-stops>
      </style:paragraph-properties>
    </style:style>
    <style:style style:name="P80" style:parent-style-name="Standard" style:family="paragraph">
      <style:paragraph-properties fo:line-height="200%" fo:text-indent="0.5in">
        <style:tab-stops>
          <style:tab-stop style:type="left" style:position="0.4923in"/>
        </style:tab-stops>
      </style:paragraph-properties>
    </style:style>
    <style:style style:name="P81" style:parent-style-name="Standard" style:family="paragraph">
      <style:paragraph-properties fo:line-height="200%" fo:text-indent="0.5in">
        <style:tab-stops>
          <style:tab-stop style:type="left" style:position="0.4923in"/>
        </style:tab-stops>
      </style:paragraph-properties>
    </style:style>
    <style:style style:name="P82" style:parent-style-name="Standard" style:family="paragraph">
      <style:paragraph-properties fo:line-height="200%" fo:text-indent="0.5in">
        <style:tab-stops>
          <style:tab-stop style:type="left" style:position="0.4923in"/>
        </style:tab-stops>
      </style:paragraph-properties>
    </style:style>
    <style:style style:name="P83" style:parent-style-name="Standard" style:family="paragraph">
      <style:paragraph-properties fo:line-height="200%" fo:text-indent="0.5in">
        <style:tab-stops>
          <style:tab-stop style:type="left" style:position="0.4923in"/>
        </style:tab-stops>
      </style:paragraph-properties>
    </style:style>
    <style:style style:name="P84" style:parent-style-name="Standard" style:family="paragraph">
      <style:paragraph-properties fo:line-height="200%" fo:text-indent="0.5in">
        <style:tab-stops>
          <style:tab-stop style:type="left" style:position="0.4923in"/>
        </style:tab-stops>
      </style:paragraph-properties>
    </style:style>
    <style:style style:name="P85" style:parent-style-name="Standard" style:family="paragraph">
      <style:paragraph-properties fo:line-height="200%" fo:text-indent="0.5in">
        <style:tab-stops>
          <style:tab-stop style:type="left" style:position="0.4923in"/>
        </style:tab-stops>
      </style:paragraph-properties>
    </style:style>
    <style:style style:name="P86" style:parent-style-name="Standard" style:family="paragraph">
      <style:paragraph-properties fo:line-height="200%" fo:text-indent="0.5in">
        <style:tab-stops>
          <style:tab-stop style:type="left" style:position="0.4923in"/>
        </style:tab-stops>
      </style:paragraph-properties>
    </style:style>
    <style:style style:name="P87" style:parent-style-name="Standard" style:family="paragraph">
      <style:paragraph-properties fo:line-height="200%" fo:text-indent="0.5in">
        <style:tab-stops>
          <style:tab-stop style:type="left" style:position="0.4923in"/>
        </style:tab-stops>
      </style:paragraph-properties>
    </style:style>
    <style:style style:name="P88" style:parent-style-name="Standard" style:family="paragraph">
      <style:paragraph-properties fo:text-align="center" fo:line-height="200%" fo:text-indent="0.5in">
        <style:tab-stops>
          <style:tab-stop style:type="left" style:position="0.4923in"/>
        </style:tab-stops>
      </style:paragraph-properties>
    </style:style>
    <style:style style:name="P89" style:parent-style-name="Standard" style:family="paragraph">
      <style:paragraph-properties fo:line-height="200%">
        <style:tab-stops>
          <style:tab-stop style:type="left" style:position="0.4923in"/>
        </style:tab-stops>
      </style:paragraph-properties>
    </style:style>
    <style:style style:name="T90" style:parent-style-name="DefaultParagraphFont" style:family="text">
      <style:text-properties fo:font-style="italic" style:font-style-asian="italic"/>
    </style:style>
    <style:style style:name="P91" style:parent-style-name="Standard" style:family="paragraph">
      <style:paragraph-properties fo:line-height="200%">
        <style:tab-stops>
          <style:tab-stop style:type="left" style:position="0.4923in"/>
        </style:tab-stops>
      </style:paragraph-properties>
    </style:style>
    <style:style style:name="P92" style:parent-style-name="Standard" style:family="paragraph">
      <style:paragraph-properties fo:line-height="200%"/>
    </style:style>
    <style:style style:name="T93" style:parent-style-name="DefaultParagraphFont" style:family="text">
      <style:text-properties fo:font-style="italic" style:font-style-asian="italic"/>
    </style:style>
    <style:style style:name="T94" style:parent-style-name="DefaultParagraphFont" style:family="text">
      <style:text-properties fo:font-style="italic" style:font-style-asian="italic"/>
    </style:style>
    <style:style style:name="P95" style:parent-style-name="Standard" style:family="paragraph">
      <style:paragraph-properties fo:line-height="200%"/>
    </style:style>
    <style:style style:name="T96" style:parent-style-name="DefaultParagraphFont" style:family="text">
      <style:text-properties fo:font-style="italic" style:font-style-asian="italic"/>
    </style:style>
    <style:style style:name="P97" style:parent-style-name="Standard" style:family="paragraph">
      <style:paragraph-properties fo:line-height="200%"/>
    </style:style>
    <style:style style:name="T98" style:parent-style-name="DefaultParagraphFont" style:family="text">
      <style:text-properties fo:font-style="italic" style:font-style-asian="italic"/>
    </style:style>
    <style:style style:name="P99" style:parent-style-name="Standard" style:family="paragraph">
      <style:paragraph-properties fo:line-height="200%"/>
    </style:style>
    <style:style style:name="T100" style:parent-style-name="DefaultParagraphFont" style:family="text">
      <style:text-properties fo:font-style="italic" style:font-style-asian="italic"/>
    </style:style>
    <style:style style:name="P101" style:parent-style-name="Standard" style:family="paragraph">
      <style:paragraph-properties fo:line-height="200%"/>
    </style:style>
    <style:style style:name="T102" style:parent-style-name="DefaultParagraphFont" style:family="text">
      <style:text-properties fo:font-style="italic" style:font-style-asian="italic"/>
    </style:style>
    <style:style style:name="P103" style:parent-style-name="Standard" style:family="paragraph">
      <style:paragraph-properties fo:line-height="200%"/>
    </style:style>
    <style:style style:name="T104" style:parent-style-name="DefaultParagraphFont" style:family="text">
      <style:text-properties fo:font-style="italic" style:font-style-asian="italic"/>
    </style:style>
    <style:style style:name="P105" style:parent-style-name="Standard" style:family="paragraph">
      <style:paragraph-properties fo:line-height="200%"/>
    </style:style>
    <style:style style:name="T106" style:parent-style-name="DefaultParagraphFont" style:family="text">
      <style:text-properties fo:font-style="italic" style:font-style-asian="italic"/>
    </style:style>
    <style:style style:name="P107" style:parent-style-name="Standard" style:family="paragraph">
      <style:paragraph-properties fo:line-height="200%"/>
    </style:style>
    <style:style style:name="T108" style:parent-style-name="DefaultParagraphFont" style:family="text">
      <style:text-properties fo:font-style="italic" style:font-style-asian="italic"/>
    </style:style>
    <style:style style:name="P109" style:parent-style-name="Standard" style:family="paragraph">
      <style:paragraph-properties fo:line-height="200%">
        <style:tab-stops>
          <style:tab-stop style:type="left" style:position="0.4923in"/>
        </style:tab-stops>
      </style:paragraph-properties>
    </style:style>
  </office:automatic-styles>
  <office:body>
    <office:text text:use-soft-page-breaks="true">
      <text:p text:style-name="P1"><text:span text:style-name="T2">English 1131: Writing through Big Data</text:span></text:p>
      <text:p text:style-name="Standard"><text:span text:style-name="T3">Instructor: Aaron Beveridge</text:span></text:p>
      <text:p text:style-name="Standard"/>
      <text:p text:style-name="P4"><text:span text:style-name="T5"><text:tab/></text:span><text:span text:style-name="T6">Writing through Big Data</text:span><text:s/>is a variation of a course designed by Gregory Ulmer for the English Department at the University of Florida—<text:span text:style-name="T7">Writing through Media</text:span>. <text:s/>As Ulmer explains, the goal of the 1131 course “is to introduce students to the transition underway between literacy and post-literacy (electracy) in contemporary culture.” The students in these courses are intended to be “makers (and not just consumers) of new media,” and they are anywhere from freshman to seniors depending on the individual needs of their chosen majors at UF.<text:span text:style-name="EndnoteReference"><text:note text:note-class="endnote" text:id="_edn0"><text:note-citation text:label="1">1</text:note-citation><text:note-body><text:p text:style-name="Endnote">http://www.english.ufl.edu/resources/grad/teaching/ENG_1131.html</text:p></text:note-body></text:note></text:span><text:s/><text:span text:style-name="T8">Writing through Big Data</text:span><text:s/>(<text:span text:style-name="T9">WtBD</text:span>) stays true to 1131's core concepts. Students in<text:s/><text:span text:style-name="T10">WtBD</text:span><text:s/>accomplish two primary objectives: (1) they study contemporary writing as it occurs within social media, and (2) they work to understand data visualization as a form of rhetorical practice by producing and reflecting on their own visualizations. Writing within this context is understood broadly as any available mode of communication: text, image, audio, video, or any available technical or artistic means of making meaning. The two primary objectives, and how they interrelate, draw directly from Richard Lahnam's<text:s/><text:span text:style-name="T11">The Electronic Word,<text:s/></text:span>where<text:span text:style-name="T12"><text:s/></text:span>he<text:span text:style-name="T13"><text:s/></text:span>explains rhetoric as an “oscillation” between “AT” and “THROUGH” (5). Students in<text:s/><text:span text:style-name="T14">WtBD</text:span><text:s/>look AT writing—at writing's current cybernetic, social construction and function. And then, students look THROUGH writing—producing data visualizations in order to reconstruct their own observations of writing. The following excerpt from Lanham describes the oscillation between AT and THROUGH:</text:p>
      <text:p text:style-name="P15"><text:tab/>To look<text:s/><text:span text:style-name="T16">at</text:span><text:s/>language self-consciously is to play games with it; to look<text:s/><text:span text:style-name="T17">through</text:span><text:s/>language<text:s/><text:tab/>unselfconsciously is to act purposively with it. The running debate about decorum as a key term<text:s/><text:tab/>in rhetorical theory is a debate about how this behavioral toggle-switch operates. And rhetoric's<text:s/><text:tab/>long effort to preserve both kinds of attention, and both kinds of language, however self-<text:tab/>contradictory in theory the effort may prove to be, attests to its final loyalty to making things<text:s/><text:tab/>happen in the world. To do that, you must forever estimate human motive, and toggle from<text:s/><text:tab/>contemplating the surface of human behavior to taking a role in it (189).</text:p>
      <text:soft-page-break/>
      <text:p text:style-name="P18"><text:span text:style-name="T19">WtBD<text:s/></text:span>attempts to maintain this crucial rhetorical tension. When students collect data on writing as it occurs within social networks, and then work through the data to produce a visualization<text:s/><text:span text:style-name="T20">about</text:span><text:s/>writing, they arrive at a more complex understanding of contemporary writing and rhetorical practice through the reconstruction of writing data in the form of visual rhetoric. <text:s/></text:p>
      <text:p text:style-name="P21"><text:span text:style-name="T22">Institutional and Societal Context</text:span></text:p>
      <text:p text:style-name="P23"><text:tab/>The University of Florida is a large federal land-grant institution housing 16 academic colleges and more than 150 institutes of research. With just short of 50,000 students according to 2013 estimates, UF is among the biggest universities in the world<text:span text:style-name="EndnoteReference"><text:note text:note-class="endnote" text:id="_edn1"><text:note-citation text:label="2">2</text:note-citation><text:note-body><text:p text:style-name="Endnote">http://en.wikipedia.org/wiki/University_of_Florida</text:p></text:note-body></text:note></text:span>. However, unlike many other top universities, the English department at UF is distinctly separate from the University Writing Program (UWP) at UF—each maintain their autonomy as far as administration, institutional goals, curricular development, and student instruction are concerned. The common point of connection between these two entities is the use of English department graduate students as instructors for many of the courses within the UWP. This allows the English department to fund 100% of its graduate students, while providing the university with the requisite staff for first-year writing, writing across the curriculum, and the university writing studio (peer writing/resource lab).</text:p>
      <text:p text:style-name="P24"><text:tab/>The benefit to such autonomy between the English department and the UWP is that it allows a greater diversity of objectives for courses taught within the English department. Since it is the role of the UWP to prepare students for literate writing practice within the university, writing courses within the English department are able to, as Sharon Crowley explains, “abandon the institutional discourse of student need” (“Composition's Ethic of Service”--238). Just as biology professors do not worry whether their courses prepare students for work in other unrelated university disciplines, writing studies professors in the English department do not have to justify their course content based on any preparatory value. Sidney I. Dobrin, the English graduate coordinator at UF, argues in<text:s/><text:span text:style-name="T25">Postcomposition</text:span><text:s/>that writing studies must begin to understand writing as a “phenomenon,” but in order to do so writing theory can no longer “revolve around theories of student subjectivities or around writing pedagogies, programs, or administrations” (25). Fortunately, the writing studies courses in the English department are not constrained or disciplined by, what Dobrin calls, a “pedagogical imperative” (5). This is similar to Thomas Kent's description of the “postprocess mindset” in<text:s/><text:span text:style-name="T26">Beyond Postprocess,</text:span><text:s/>where he argues that this mindset “encourages us to understand writing as one kind of communicative interaction that operates within the open-ended exchange of human utterances, an exchange that animates our ability to understand our world and to navigate through it” (xx). Dobrin, however, pushes writing theory far beyond postprocess theory in order to move writing research “closer to the edge of chaos” (186). <text:s/></text:p>
      <text:p text:style-name="P27"><text:tab/>In the era of Big Data, writing is undoubtedly chaotic. The flow of information is so continuous and rampant that making sense of writing requires considering potential uses for the tools and techniques of data science. Google CEO Eric Schmidt has said that we now create as much information every 48 hours as we did from the beginning of time until 2003<text:span text:style-name="EndnoteReference"><text:note text:note-class="endnote" text:id="_edn2"><text:note-citation text:label="3">3</text:note-citation><text:note-body><text:p text:style-name="Endnote">http://techcrunch.com/2010/08/04/schmidt-data/</text:p></text:note-body></text:note></text:span>—and he said this 4 years ago. In order for students to understand what it means to read and write within our contemporary, complex, and cybernetic ecologies of mediation, they need to know how to quickly aggregate and understand large amounts of information. Writing studies has been modifying its<text:s/><text:span text:style-name="T28">writing</text:span><text:s/>practices for the last couple decades. Under the influence of visual rhetoric and multi-modal invention, it is now common place for writing students to produce and design their compositions within countless web technologies and mobile applications in university classrooms. However,<text:s/><text:span text:style-name="T29">reading<text:s/></text:span>practices have not as quickly evolved. Certainly, many of students now read with ebooks or consume electronic texts through ubiquitous screens and Internet browsers, but this still requires a human eye to scan all of the text. The digital humanities have been using natural language processing technologies and distance reading techniques to read and parse large corpora of literary texts<text:span text:style-name="EndnoteReference"><text:note text:note-class="endnote" text:id="_edn3"><text:note-citation text:label="4">4</text:note-citation><text:note-body><text:p text:style-name="Endnote">See: Franco Moretti's<text:s/><text:span text:style-name="T30">Graphs Maps Trees</text:span>, and Stephen Ramsay's<text:s/><text:span text:style-name="T31">Reading Machines: Toward an Algorithmic Criticism</text:span></text:p></text:note-body></text:note></text:span>, but similar methodologies have not significantly influenced or expanded reading practices within writing studies. The tools and techniques of Big Data (or eScience) offer the possibility of combining machine reading (data collection, aggregation, and analysis—otherwise known as data mining) with postcomposition (posthuman) understandings of writing as a phenomenon. The next sections explains in detail how data mining supports writing research within a classroom that works to understand data visualization as rhetorical practice. <text:s text:c="2"/></text:p>
      <text:p text:style-name="P32"><text:span text:style-name="T33">Course Description</text:span></text:p>
      <text:p text:style-name="P34"><text:tab/>English 1131 meets Monday, Wednesday, and Friday for 50 minutes, and then every Wednesday night from 7pm until 10pm. This structure works nicely for how<text:s/><text:span text:style-name="T35">Writing through Big Data</text:span><text:s/>scaffolds learning to accomplish the two primary course objectives. The course readings for Mondays are texts directly relevant to writing studies—such as reasonable excerpts from Walter J. Ong's<text:s/><text:span text:style-name="T36">Orality and Literacy,<text:s/></text:span>Marshall McCluhan's<text:span text:style-name="T37"><text:s/>Understanding Media,<text:s/></text:span>Ulmer's<text:s/><text:span text:style-name="T38">Heuretics,<text:s/></text:span>Clay Spinuzzi's<text:s/><text:span text:style-name="T39">Network,<text:s/></text:span>Sidney Dobrin's<text:span text:style-name="T40"><text:s/>Postcomposition,</text:span><text:s/>Collin Gifford Brooke's<text:s/><text:span text:style-name="T41">Lingua Fracta,<text:s/></text:span>and Lanham's<text:s/><text:span text:style-name="T42">The Electronic Word.<text:s/></text:span>Put simply, Monday classes are framed around a single question: what is writing? The students are not reading these texts in their entirety, but instead they read and consider short selections chosen by the course instructor in order to provide the requisite terminology for their writing research. PDF copies are provided through Course Reserves in order to reduce the cost of books for the course. <text:s/></text:p>
      <text:p text:style-name="P43"><text:tab/>On Wednesdays students read selections from their textbook<text:s/><text:span text:style-name="T44">Data Points: Visualization that Means Something.<text:s/></text:span>The goal for the Wednesday 50-minute class is to successfully prepare students for the 3-hour workshop period later that evening. Therefore, coursework on Wednesdays focuses entirely on data analysis and visualization. During the morning class students reflect on the popular uses of data visualization in everything from news, politics, entertainment, and sports to its more powerful function in corporate analytics, academics, marketing, and science. Every Wednesday students find and bring to class a data visualization that is relevant to the readings from their textbook, and this frames the discussion for the 50-minute class. The 3-hour workshop on Wednesday nights initially focuses on students learning the technologies necessary for data collection, analysis, and visualization—they work through the hands-on assignments in their second textbook during this time:<text:s/><text:span text:style-name="T45">Visualize This</text:span>. The two textbooks chosen for<text:s/><text:span text:style-name="T46">Writing through Big Data<text:s/></text:span>are a companion series that work together to introduce students to the basics of data analysis and visualization (these are the only texts that students are required to purchase for the course). Eventually, Wednesday night workshops focus on students' individual analyses of writing data and on the design of meaningful visualizations based on that data. During these workshops they install and learn to use the following free, open-source software: R Studio, Inkscape—(both of which are taught in the textbooks)—and MassMine.</text:p>
      <text:p text:style-name="P47"><text:tab/>Fridays serve as a weekly synthesis for the course. The readings for Fridays focus on rhetorical practice—specifically, visual rhetoric. Fridays, like Mondays, are framed with a single question: what is rhetoric? Students' reading prompts ask them to determine differences between rhetoric and writing in order to understand rhetoric's role in the course. This reductive starting point is meant to provide students with a tangible basis for their research into contemporary writing practice, but the goal for the synthesis sessions on Friday's is to slowly overlap these fields so that students begin to see their data visualizations<text:s/><text:span text:style-name="T48">both</text:span><text:s/>as modalities of writing<text:s/><text:span text:style-name="T49">and<text:s/></text:span>as<text:span text:style-name="T50"><text:s/></text:span>rhetorical practice. However, since the content matter for the course (the AT for the course) is writing as it occurs within social media, it is imperative to student learning that they first understand writing as a simplistic technology for communication and rhetoric as persuasive decoration.</text:p>
      <text:p text:style-name="P51"><text:tab/>Therefore, while the three days serve separate purposes at first, they will overlap and inform one another by the middle of the semester. This is the point where students start to determine their individual research questions about writing. If things have scaffolded well up to this point, students neither continue to see writing as a simplistic technology of communication nor rhetoric as mere decoration or persuasion. The individual research questions students develop lead toward their final project—a presentation of their data visualizations in front of the class. While there is an infinite possibility for the types of questions they may ask with their research, the students start by picking a topic that is trending on Twitter. They may pick this topic two ways: (1) they may research a #hashtag trend that is connected to a social movement, political issue, entertainment/fashion trend, or ongoing news story; (2) they may pick one of the current top trends (identified by MassMine) and investigate it thoroughly. The first one is something they choose if they have a strong personal preference or interest, and the second one is for students who have trouble determining a trend for research. Their final presentations requires them (1) to explain the exigence for their trend and its potential social impact, (2) to map their trend and show its duration over time or its relationship to other associated trends, (3) to investigate the linguistic content of their trend (using natural language processing in R Studio), and finally, (4) to determine if the exigence of their trend follows through on its implicit promise, claim, or agenda. The final presentation draws on the research of Laurie Gries and Collin Gifford Brooke in “An Inconvenient Tool: Rethinking the Role of Slideware in the Writing Classroom,” where the integration of visual design and presentation constraints becomes a “rhetorical strategy and a productive means of invention, persuasion, and revision” (24). Like the students described in Gries' and Brooke's article, students in<text:s/><text:span text:style-name="T52">Writing through Big Data</text:span><text:s/>employ “Pecha Kucha” to discuss their research—a slideware methodology that requires telling a story with 20 slides and only having 20 seconds to explain each slide (21). This requires that students' data visualizations are well-designed and effectively communicate their underlying data, as well as forcing students to script and practice their presentations.</text:p>
      <text:p text:style-name="P53"><text:tab/>An example research project may be something like the #ferguson trend that responds to the shooting of unarmed black teenager Michael Brown by a white police officer. By collecting a large sample of tweets associated with the #ferguson trend, students are able to parse their tweets according to other words or #hashtags that appear in the tweets. This data provides the basis for investigating other words or trends associated with #ferguson. Students then pull information on the associated trends to build a more complex representation of how their core trend is associated to other important trends. Students may also map #ferguson and its associated trends to see where and when these trends appear/iterate most frequently since trend data from Twitter includes location and time information. Finally, students compare this data to other “outside” data in order to make a final claim. For example, the students could map national data on police shootings of black Americans and compare this to their own data. Students could collect outside data from a handful of various perspectives—allowing them the opportunity to make broader claims about the importance or relevance of their trend. <text:s/></text:p>
      <text:p text:style-name="P54"/>
      <text:p text:style-name="P55">Theoretical Rationale</text:p>
      <text:p text:style-name="P56">Thomas H. Davenport in his recent management studies book,<text:s/><text:span text:style-name="T57">The Attention Economy</text:span><text:span text:style-name="T58">,</text:span><text:s/>uses the phrase “human bandwidth” to discuss the limited attention humans have in the face of an overflowing feed of text, image, and video—all of which are constantly vying for a meaningful portion of the available “bandwidth” of “human” attention. Lanham formulates his arguments regarding human attention in similar economic terms to Davenport’s, but rather than seeing attention as an issue of human management, Lanham's attention framework operates with the assumption that the<text:s/><text:bookmark-start text:name="docs-internal-guid-19c89340-7809-41b1-fa"/><text:bookmark-end text:name="docs-internal-guid-19c89340-7809-41b1-fa"/>“devices that regulate attention are stylistic devices.” Lanham’s<text:s/><text:span text:style-name="T59">The Economics of Attention</text:span><text:s/>explains that while information is widely available, human attention is a scarce resource to be carefully allocated through broad rhetorical applications of<text:s/><text:span text:style-name="T60">style</text:span>—one of the five canons of rhetoric. However, Dobrin argues in<text:s/><text:span text:style-name="T61">Postcomposition</text:span>, within a posthuman formulation of writing studies, purely<text:s/><text:span text:style-name="T62">rhetorical</text:span><text:s/>approaches to complex media ecologies—in this case, the ecology of attention—may misidentify “pauses in the system” or “delays in fluctuation” as more traditional causal rhetorical relationships between parts and wholes (141, 142). As Dobrin argues, “the whole of writing can never be explained by way of its parts but instead through the properties of its interconnectedness” (144). <text:s/>While managerial and rhetorical frameworks provide meaningful methods of approaching the question of human attention, the posthuman framework of ecology understands that attention is also structured through complex networks of mediation. This is not to say that the question of “human bandwidth” ignores rhetorical conceptions of awareness and attention, but limiting analyses of mediation to the scarcity of “human” attention overlooks cybernetic and non-human writing technologies that account for a significant portion of the networked forces that structure attention. As Dobrin argues, the human-as-node or the node-to-node model of network research cannot explain the complex fluctuating-flow of writing that occurs during “hyper-circulation” and “network saturation” (181-186). <text:s text:c="2"/></text:p>
      <text:p text:style-name="P63">An attentive audience can no longer be assumed in the era of Big Data. The mind numbing noise of information overflow is now the status quo of contemporary audiences. Constantly updated social network feeds, 24 hour news networks, movies, blogs, ebooks, digital media, print media, ubiquitous screens, and always available interfaces—all fighting for attention—trying to shock, entertain, or scare users into viewing content for as long as possible. In fact, attention itself is constantly vying for attention—the “tipping point” as it has commonly been called of late—when users notice a significant number of other users paying attention to something specific. Like a school of fish avoiding a predator when only a fraction of the fish actually see the predator with their own eyes—the rest of the group moves in coordinated association with the group as a whole. The changes in direction are chaotic on a micro level, but it is a patterned and organized flow of movement from a macro perspective. Attention ecology is as much about the development of macro-methods for conducting research, as it is about understanding how complex networks of mediation restructure the reception of writing through hyperactivity and continuously-fluctuating flow.</text:p>
      <text:p text:style-name="P64">Certainly, it is easy to understand attention at a personal or experiential level, but attempting to explain how attention is regulated, redirected, or acquired within complex systems of mediation requires a more careful and well-tested definition according to the limits and possibilities of the systems and networks being analyzed. The primary reason we do not <text:s/>limit attention to “humans” (whatever that may mean) is because a composition or inscription may jump from one network to another due to the reiteration of bot readers/writers and the activity of artificial “intelligences” already at work among the many available networks of mediation. The long-preferred canons of rhetoric—invention, arrangement, and style—may have very little to do with what gains attention—and certainly even less of an effect on what “goes viral” or becomes a “trend.” This is fairly easy to prove anecdotally, as many of our literature colleagues often lament the artistic quality and cultural benefit of what becomes popular in film, music, literature, and art. Certainly, part of this can be explained by massive marketing campaigns and corporate agendas regarding media and entertainment choices available to consumers, but a large amount of what becomes popular on a “grassroots” level of attention is just as difficult for critics to applaud as quality art or meaningful cultural contribution. Although Lanham's prefered rhetorical canon is<text:s/><text:span text:style-name="T65">style</text:span>, in an attention ecology, temporal and spatial notions associated with the canon of<text:s/><text:span text:style-name="T66">delivery</text:span><text:s/>may be necessarily pushed to the forefront. As Collin Gifford Brooke explains in<text:s/><text:span text:style-name="T67">Lingua Fracta,<text:s/></text:span>the re-emphasis on delivery within writing studies is the direct result of making new media, ecology, and circulation primary sites of research. <text:s/><text:span text:style-name="T68">Writing through Big Data</text:span><text:s/>follows the directives provided by these theories and attempts to formulate a classroom where students study writing as it circulates within complex networks of mediation. <text:s/></text:p>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
      <text:p text:style-name="P87"/>
      <text:p text:style-name="P88">Works Cited</text:p>
      <text:p text:style-name="P89">Brooke, Collin Gifford.<text:s/><text:span text:style-name="T90">Lingua Fracta: Toward a Rhetoric of New Media</text:span>. Cresskill, N.J.: Hampton<text:s/><text:tab/>Press, 2009. Print.</text:p>
      <text:p text:style-name="P91">Crowley, Sharon. “Composition's Ethic of Service, the Universal Requirement, and the Discourse of<text:s/><text:tab/>Student Need.”<text:s/><text:span text:style-name="Citation">JAC<text:s/></text:span>Vol. 15, No. 2 (1995), pp. 227-239.</text:p>
      <text:p text:style-name="P92">Davenport, Thomas H, and John C Beck.<text:s/><text:span text:style-name="T93">The Attention Economy: Understanding the New Currency of<text:s/></text:span><text:span text:style-name="T94"><text:tab/>Business</text:span>. Boston, Mass.; London: Harvard Business School ; McGraw-Hill, 2002. Print.</text:p>
      <text:p text:style-name="P95">Dobrin, Sidney I.<text:s/><text:span text:style-name="T96">Beyond Postprocess</text:span>. 1st Edition edition. Logan, Utah: Utah State University Press,<text:s/><text:tab/>2011. Print.</text:p>
      <text:p text:style-name="P97">---.<text:s/><text:span text:style-name="T98">Postcomposition</text:span>. SIU Press, 2011. Print.</text:p>
      <text:p text:style-name="P99">Gries, Laurie E., and Collin Gifford Brooke. “An Inconvenient Tool: Rethinking the Role of Slideware<text:s/><text:tab/>in the Writing Classroom.”<text:s/><text:span text:style-name="T100">Composition Studies</text:span><text:s/>38.1 (2010): 11–28. Print.</text:p>
      <text:p text:style-name="P101">Lanham, Richard A.<text:s/><text:span text:style-name="T102">The Economics of Attention: Style and Substance in the Age of Information</text:span>.<text:s/><text:tab/>Chicago: University of Chicago Press, 2006. Print.</text:p>
      <text:p text:style-name="P103">---.<text:s/><text:span text:style-name="T104">The Electronic Word: Democracy, Technology, and the Arts</text:span>. Chicago: University Of Chicago Press,<text:s/><text:tab/>1995. Print.</text:p>
      <text:p text:style-name="P105">Moretti, Franco.<text:s/><text:span text:style-name="T106">Graphs, Maps, Trees: Abstract Models for Literary History</text:span>. London; New York:<text:s/><text:tab/>Verso, 2007. Print.</text:p>
      <text:p text:style-name="P107">Ramsay, Stephen.<text:s/><text:span text:style-name="T108">Reading Machines: Toward an Algorithmic Criticism</text:span>. Urbana [etc.: University of<text:s/><text:tab/>Illinois Press, 2011. Print.</text:p>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dnoteSymbol" style:display-name="Endnote Symbol" style:family="text"/>
    <style:style style:name="Endnoteanchor" style:display-name="Endnote anchor" style:family="text">
      <style:text-properties style:text-position="super 66.6%"/>
    </style:style>
    <style:style style:name="Citation" style:display-name="Citation" style:family="text">
      <style:text-properties fo:font-style="italic" style:font-style-asian="italic" style:font-style-complex="italic"/>
    </style:style>
    <style:style style:name="EndnoteReference" style:display-name="Endnote Reference" style:family="text" style:parent-style-name="DefaultParagraphFont">
      <style:text-properties style:text-position="super 66.6%"/>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aron Beveridge</dc:creator>
    <meta:creation-date>2015-08-12T18:11:00Z</meta:creation-date>
    <dc:date>2015-08-12T18:11:00Z</dc:date>
    <meta:print-date>2014-11-09T23:25:00Z</meta:print-date>
    <meta:template xlink:href="Normal.dotm" xlink:type="simple"/>
    <meta:editing-cycles>3</meta:editing-cycles>
    <meta:editing-duration>PT0S</meta:editing-duration>
    <meta:document-statistic meta:page-count="1" meta:paragraph-count="42" meta:word-count="3155" meta:character-count="21099" meta:row-count="149" meta:non-whitespace-character-count="17986"/>
  </office:meta>
</office:document-meta>
</file>